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buatanku</text:h>
      <text:h text:outline-level="2" text:style-name="Heading_2" text:is-list-header="true">Table structure for table barang</text:h>
      <table:table table:name="barang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bara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jeni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ek_baran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rga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ondisi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_bara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umber_dana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suppli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anggal_beli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mbar_baran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r_asse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barang</text:h>
      <table:table table:name="barang_structure">
        <table:table-column table:number-columns-repeated="11"/>
        <table:table-row>
          <table:table-cell office:value-type="string">
            <text:p>id_barang</text:p>
          </table:table-cell>
          <table:table-cell office:value-type="string">
            <text:p>id_jenis</text:p>
          </table:table-cell>
          <table:table-cell office:value-type="string">
            <text:p>spek_barang</text:p>
          </table:table-cell>
          <table:table-cell office:value-type="string">
            <text:p>harga</text:p>
          </table:table-cell>
          <table:table-cell office:value-type="string">
            <text:p>kondisi</text:p>
          </table:table-cell>
          <table:table-cell office:value-type="string">
            <text:p>status_barang</text:p>
          </table:table-cell>
          <table:table-cell office:value-type="string">
            <text:p>sumber_dana</text:p>
          </table:table-cell>
          <table:table-cell office:value-type="string">
            <text:p>id_supplier</text:p>
          </table:table-cell>
          <table:table-cell office:value-type="string">
            <text:p>tanggal_beli</text:p>
          </table:table-cell>
          <table:table-cell office:value-type="string">
            <text:p>gambar_barang</text:p>
          </table:table-cell>
          <table:table-cell office:value-type="string">
            <text:p>qr_asset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CER Aspire One</text:p>
          </table:table-cell>
          <table:table-cell office:value-type="string">
            <text:p>30000</text:p>
          </table:table-cell>
          <table:table-cell office:value-type="string">
            <text:p>baik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2019-07-09</text:p>
          </table:table-cell>
          <table:table-cell office:value-type="string">
            <text:p>LostSagaShot_170620_114635.jpg</text:p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pson 5300</text:p>
          </table:table-cell>
          <table:table-cell office:value-type="string">
            <text:p>50000</text:p>
          </table:table-cell>
          <table:table-cell office:value-type="string">
            <text:p>baik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2019-07-26</text:p>
          </table:table-cell>
          <table:table-cell office:value-type="string">
            <text:p>12657336_142480999466513_3108370430186816240_o.jpg</text:p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P</text:p>
          </table:table-cell>
          <table:table-cell office:value-type="string">
            <text:p>5000000</text:p>
          </table:table-cell>
          <table:table-cell office:value-type="string">
            <text:p>baik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string">
            <text:p>2019-07-10</text:p>
          </table:table-cell>
          <table:table-cell office:value-type="string">
            <text:p>144Hz_Widescreen_LED_Gaming_Monitor.png</text:p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G</text:p>
          </table:table-cell>
          <table:table-cell office:value-type="string">
            <text:p>5000</text:p>
          </table:table-cell>
          <table:table-cell office:value-type="string">
            <text:p>baik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2019-06-25</text:p>
          </table:table-cell>
          <table:table-cell office:value-type="string">
            <text:p>user8-128x128.jpg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Epson 5300</text:p>
          </table:table-cell>
          <table:table-cell office:value-type="string">
            <text:p>5000</text:p>
          </table:table-cell>
          <table:table-cell office:value-type="string">
            <text:p>baik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0000-00-00</text:p>
          </table:table-cell>
          <table:table-cell office:value-type="string">
            <text:p>SLIDER_MOBILE_720_x_960_px.jpg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SUS</text:p>
          </table:table-cell>
          <table:table-cell office:value-type="string">
            <text:p>5000000</text:p>
          </table:table-cell>
          <table:table-cell office:value-type="string">
            <text:p>hilang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2019-07-09</text:p>
          </table:table-cell>
          <table:table-cell office:value-type="string">
            <text:p>LostSagaShot_170620_114538.jpg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USB to VGA</text:p>
          </table:table-cell>
          <table:table-cell office:value-type="string">
            <text:p>50000</text:p>
          </table:table-cell>
          <table:table-cell office:value-type="string">
            <text:p>baik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float" office:value="2">
            <text:p>2</text:p>
          </table:table-cell>
          <table:table-cell office:value-type="string">
            <text:p>2019-07-11</text:p>
          </table:table-cell>
          <table:table-cell office:value-type="string">
            <text:p>Bola_Futsal_Nike_Menor_X_Ball_Racer_Blue_Metallic_SC3039-410_Original.jpg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ganti_rugi</text:h>
      <table:table table:name="ganti_rugi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gt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injam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ondisi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gl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gl_bayar_gt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_gt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ganti_rugi</text:h>
      <table:table table:name="ganti_rugi_structure">
        <table:table-column table:number-columns-repeated="6"/>
        <table:table-row>
          <table:table-cell office:value-type="string">
            <text:p>id_gt</text:p>
          </table:table-cell>
          <table:table-cell office:value-type="string">
            <text:p>id_pinjam</text:p>
          </table:table-cell>
          <table:table-cell office:value-type="string">
            <text:p>kondisi</text:p>
          </table:table-cell>
          <table:table-cell office:value-type="string">
            <text:p>tgl</text:p>
          </table:table-cell>
          <table:table-cell office:value-type="string">
            <text:p>tgl_bayar_gt</text:p>
          </table:table-cell>
          <table:table-cell office:value-type="string">
            <text:p>status_g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rusak</text:p>
          </table:table-cell>
          <table:table-cell office:value-type="string">
            <text:p>2019-07-01</text:p>
          </table:table-cell>
          <table:table-cell office:value-type="string">
            <text:p>2019-07-0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usak</text:p>
          </table:table-cell>
          <table:table-cell office:value-type="string">
            <text:p>2019-07-02</text:p>
          </table:table-cell>
          <table:table-cell office:value-type="string">
            <text:p>2019-07-0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rusak</text:p>
          </table:table-cell>
          <table:table-cell office:value-type="string">
            <text:p>2019-07-11</text:p>
          </table:table-cell>
          <table:table-cell office:value-type="string">
            <text:p>2019-07-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string">
            <text:p>hilang</text:p>
          </table:table-cell>
          <table:table-cell office:value-type="string">
            <text:p>2019-07-26</text:p>
          </table:table-cell>
          <table:table-cell office:value-type="string">
            <text:p>2019-07-26</text:p>
          </table:table-cell>
          <table:table-cell office:value-type="float" office:value="1">
            <text:p>1</text:p>
          </table:table-cell>
        </table:table-row>
      </table:table>
      <text:h text:outline-level="2" text:style-name="Heading_2" text:is-list-header="true">Table structure for table jenis</text:h>
      <table:table table:name="jenis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jeni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m_jenis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ambar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jenis</text:h>
      <table:table table:name="jenis_structure">
        <table:table-column table:number-columns-repeated="3"/>
        <table:table-row>
          <table:table-cell office:value-type="string">
            <text:p>id_jenis</text:p>
          </table:table-cell>
          <table:table-cell office:value-type="string">
            <text:p>nm_jenis</text:p>
          </table:table-cell>
          <table:table-cell office:value-type="string">
            <text:p>gamba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Laptop</text:p>
          </table:table-cell>
          <table:table-cell office:value-type="string">
            <text:p>lapotp-vector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PC Desktop</text:p>
          </table:table-cell>
          <table:table-cell office:value-type="string">
            <text:p>pc-vector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Kabel Converter</text:p>
          </table:table-cell>
          <table:table-cell office:value-type="string">
            <text:p>connector_icon1.jp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LCD Proyektor</text:p>
          </table:table-cell>
          <table:table-cell office:value-type="string">
            <text:p>proyektor-vektor1.jp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rddisk</text:p>
          </table:table-cell>
          <table:table-cell office:value-type="string">
            <text:p>harddisk2-vector1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lashdisk</text:p>
          </table:table-cell>
          <table:table-cell office:value-type="string">
            <text:p>flash-vector1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Printer</text:p>
          </table:table-cell>
          <table:table-cell office:value-type="string">
            <text:p>printer-vector1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Toolkit</text:p>
          </table:table-cell>
          <table:table-cell office:value-type="string">
            <text:p>tools_kit-vector.jpg</text:p>
          </table:table-cell>
        </table:table-row>
      </table:table>
      <text:h text:outline-level="2" text:style-name="Heading_2" text:is-list-header="true">Table structure for table kategori</text:h>
      <table:table table:name="kategori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ategori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teranga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kategori</text:h>
      <table:table table:name="kategori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kategori</text:p>
          </table:table-cell>
          <table:table-cell office:value-type="string">
            <text:p>keterangan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Elektronik</text:p>
          </table:table-cell>
          <table:table-cell office:value-type="string">
            <text:p>Lain lain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Pakaian</text:p>
          </table:table-cell>
          <table:table-cell office:value-type="string">
            <text:p>klhegriohbiegr</text:p>
          </table:table-cell>
        </table:table-row>
      </table:table>
      <text:h text:outline-level="2" text:style-name="Heading_2" text:is-list-header="true">Table structure for table nup</text:h>
      <table:table table:name="nup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nu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nup</text:h>
      <table:table table:name="nup_structure">
        <table:table-column table:number-columns-repeated="2"/>
        <table:table-row>
          <table:table-cell office:value-type="string">
            <text:p>no</text:p>
          </table:table-cell>
          <table:table-cell office:value-type="string">
            <text:p>nnup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5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6</text:p>
          </table:table-cell>
        </table:table-row>
      </table:table>
      <text:h text:outline-level="2" text:style-name="Heading_2" text:is-list-header="true">Table structure for table peminjaman</text:h>
      <table:table table:name="peminjaman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pinjam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bara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gl_pinjam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gl_kembali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tus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mbal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peminjaman</text:h>
      <table:table table:name="peminjaman_structure">
        <table:table-column table:number-columns-repeated="8"/>
        <table:table-row>
          <table:table-cell office:value-type="string">
            <text:p>id_pinjam</text:p>
          </table:table-cell>
          <table:table-cell office:value-type="string">
            <text:p>id_user</text:p>
          </table:table-cell>
          <table:table-cell office:value-type="string">
            <text:p>id_barang</text:p>
          </table:table-cell>
          <table:table-cell office:value-type="string">
            <text:p>tgl_pinjam</text:p>
          </table:table-cell>
          <table:table-cell office:value-type="string">
            <text:p>tgl_kembali</text:p>
          </table:table-cell>
          <table:table-cell office:value-type="string">
            <text:p>status</text:p>
          </table:table-cell>
          <table:table-cell office:value-type="string">
            <text:p>kembali</text:p>
          </table:table-cell>
          <table:table-cell office:value-type="string">
            <text:p>ke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019-07-01</text:p>
          </table:table-cell>
          <table:table-cell office:value-type="string">
            <text:p>2019-07-0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ibawa OB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7-01</text:p>
          </table:table-cell>
          <table:table-cell office:value-type="string">
            <text:p>2019-07-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19-07-02</text:p>
          </table:table-cell>
          <table:table-cell office:value-type="string">
            <text:p>2019-07-0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2019-07-03</text:p>
          </table:table-cell>
          <table:table-cell office:value-type="string">
            <text:p>2019-07-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2019-07-03</text:p>
          </table:table-cell>
          <table:table-cell office:value-type="string">
            <text:p>2019-07-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2019-07-04</text:p>
          </table:table-cell>
          <table:table-cell office:value-type="string">
            <text:p>2019-07-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ilang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019-07-04</text:p>
          </table:table-cell>
          <table:table-cell office:value-type="string">
            <text:p>2019-07-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7-11</text:p>
          </table:table-cell>
          <table:table-cell office:value-type="string">
            <text:p>2019-07-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2019-07-11</text:p>
          </table:table-cell>
          <table:table-cell office:value-type="string">
            <text:p>2019-07-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2019-07-11</text:p>
          </table:table-cell>
          <table:table-cell office:value-type="string">
            <text:p>2019-07-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019-07-12</text:p>
          </table:table-cell>
          <table:table-cell office:value-type="string">
            <text:p>2019-07-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2019-07-25</text:p>
          </table:table-cell>
          <table:table-cell office:value-type="string">
            <text:p>2019-07-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2019-07-26</text:p>
          </table:table-cell>
          <table:table-cell office:value-type="string">
            <text:p>2019-07-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2019-07-26</text:p>
          </table:table-cell>
          <table:table-cell office:value-type="string">
            <text:p>2019-07-26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Ob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9-07-26</text:p>
          </table:table-cell>
          <table:table-cell office:value-type="string">
            <text:p>0000-00-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2019-07-26</text:p>
          </table:table-cell>
          <table:table-cell office:value-type="string">
            <text:p>0000-00-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supplier</text:h>
      <table:table table:name="suppli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suppli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m_supplier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p_supplier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ma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upplier</text:h>
      <table:table table:name="supplier_structure">
        <table:table-column table:number-columns-repeated="4"/>
        <table:table-row>
          <table:table-cell office:value-type="string">
            <text:p>id_supplier</text:p>
          </table:table-cell>
          <table:table-cell office:value-type="string">
            <text:p>nm_supplier</text:p>
          </table:table-cell>
          <table:table-cell office:value-type="string">
            <text:p>telp_supplier</text:p>
          </table:table-cell>
          <table:table-cell office:value-type="string">
            <text:p>alam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Ko Yudi</text:p>
          </table:table-cell>
          <table:table-cell office:value-type="string">
            <text:p>08123456789</text:p>
          </table:table-cell>
          <table:table-cell office:value-type="string">
            <text:p>Jakart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Ko Obet</text:p>
          </table:table-cell>
          <table:table-cell office:value-type="string">
            <text:p>0852123456</text:p>
          </table:table-cell>
          <table:table-cell office:value-type="string">
            <text:p>Cakun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Ko Jovi</text:p>
          </table:table-cell>
          <table:table-cell office:value-type="string">
            <text:p>08123456789</text:p>
          </table:table-cell>
          <table:table-cell office:value-type="string">
            <text:p>Depok</text:p>
          </table:table-cell>
        </table:table-row>
      </table:table>
      <text:h text:outline-level="2" text:style-name="Heading_2" text:is-list-header="true">Table structure for table user</text:h>
      <table:table table:name="user_structure">
        <table:table-column table:number-columns-repeated="7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Links to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a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p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lamat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eve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user</text:h>
      <table:table table:name="user_structure">
        <table:table-column table:number-columns-repeated="9"/>
        <table:table-row>
          <table:table-cell office:value-type="string">
            <text:p>id_user</text:p>
          </table:table-cell>
          <table:table-cell office:value-type="string">
            <text:p>nama</text:p>
          </table:table-cell>
          <table:table-cell office:value-type="string">
            <text:p>email</text:p>
          </table:table-cell>
          <table:table-cell office:value-type="string">
            <text:p>telp</text:p>
          </table:table-cell>
          <table:table-cell office:value-type="string">
            <text:p>alamat</text:p>
          </table:table-cell>
          <table:table-cell office:value-type="string">
            <text:p>foto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level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Panji Ramadhan</text:p>
          </table:table-cell>
          <table:table-cell office:value-type="string">
            <text:p>panjihadjarati@modernland.co.id</text:p>
          </table:table-cell>
          <table:table-cell office:value-type="string">
            <text:p>08123456789</text:p>
          </table:table-cell>
          <table:table-cell office:value-type="string">
            <text:p>Jakarta</text:p>
          </table:table-cell>
          <table:table-cell office:value-type="string">
            <text:p>user8-128x128.jpg</text:p>
          </table:table-cell>
          <table:table-cell office:value-type="string">
            <text:p>panji</text:p>
          </table:table-cell>
          <table:table-cell office:value-type="string">
            <text:p>827ccb0eea8a706c4c34a16891f84e7b</text:p>
          </table:table-cell>
          <table:table-cell office:value-type="string">
            <text:p>peminjam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ritio</text:p>
          </table:table-cell>
          <table:table-cell office:value-type="string">
            <text:p>aritio@gmail.com</text:p>
          </table:table-cell>
          <table:table-cell office:value-type="string">
            <text:p>08123456789</text:p>
          </table:table-cell>
          <table:table-cell office:value-type="string">
            <text:p>Jakarta</text:p>
          </table:table-cell>
          <table:table-cell office:value-type="string">
            <text:p>user2-160x160.jpg</text:p>
          </table:table-cell>
          <table:table-cell office:value-type="string">
            <text:p>aritio</text:p>
          </table:table-cell>
          <table:table-cell office:value-type="string">
            <text:p>827ccb0eea8a706c4c34a16891f84e7b</text:p>
          </table:table-cell>
          <table:table-cell office:value-type="string">
            <text:p>admin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Tamara</text:p>
          </table:table-cell>
          <table:table-cell office:value-type="string">
            <text:p>antek.piranha@gmail.com</text:p>
          </table:table-cell>
          <table:table-cell office:value-type="string">
            <text:p>08123456789</text:p>
          </table:table-cell>
          <table:table-cell office:value-type="string">
            <text:p>Jakarta</text:p>
          </table:table-cell>
          <table:table-cell office:value-type="string">
            <text:p>user6-128x128.jpg</text:p>
          </table:table-cell>
          <table:table-cell office:value-type="string">
            <text:p>tamara</text:p>
          </table:table-cell>
          <table:table-cell office:value-type="string">
            <text:p>827ccb0eea8a706c4c34a16891f84e7b</text:p>
          </table:table-cell>
          <table:table-cell office:value-type="string">
            <text:p>manage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Farah Oktaviana</text:p>
          </table:table-cell>
          <table:table-cell office:value-type="string">
            <text:p>farah@modernland.co.i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user4-128x128.jpg</text:p>
          </table:table-cell>
          <table:table-cell office:value-type="string">
            <text:p>farah</text:p>
          </table:table-cell>
          <table:table-cell office:value-type="string">
            <text:p>827ccb0eea8a706c4c34a16891f84e7b</text:p>
          </table:table-cell>
          <table:table-cell office:value-type="string">
            <text:p>peminjam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Jovi Aldi</text:p>
          </table:table-cell>
          <table:table-cell office:value-type="string">
            <text:p>jovi@modernland.co.id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avatar04.png</text:p>
          </table:table-cell>
          <table:table-cell office:value-type="string">
            <text:p>jovi</text:p>
          </table:table-cell>
          <table:table-cell office:value-type="string">
            <text:p>827ccb0eea8a706c4c34a16891f84e7b</text:p>
          </table:table-cell>
          <table:table-cell office:value-type="string">
            <text:p>peminjam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5</meta:generator>
    <meta:initial-creator>phpMyAdmin 4.8.5</meta:initial-creator>
    <meta:creation-date>2019-08-07T11:43:10</meta:creation-date>
  </office:meta>
</office:document-meta>
</file>